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100303" officeooo:paragraph-rsid="00100303" style:font-size-asian="14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00303" officeooo:paragraph-rsid="00100303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00303" officeooo:paragraph-rsid="00115d6a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00303" officeooo:paragraph-rsid="00100303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00303" officeooo:paragraph-rsid="0012e81a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271aa" officeooo:paragraph-rsid="001271aa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2e81a" officeooo:paragraph-rsid="0012e81a" style:font-size-asian="12.25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3d7d5" officeooo:paragraph-rsid="0013d7d5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00303"/>
    </style:style>
    <style:style style:name="P10" style:family="paragraph" style:parent-style-name="Standard">
      <style:paragraph-properties fo:text-align="start" style:justify-single-word="false"/>
      <style:text-properties officeooo:paragraph-rsid="00115d6a"/>
    </style:style>
    <style:style style:name="P11" style:family="paragraph" style:parent-style-name="Standard">
      <style:paragraph-properties fo:text-align="start" style:justify-single-word="false"/>
      <style:text-properties officeooo:paragraph-rsid="001271aa"/>
    </style:style>
    <style:style style:name="P12" style:family="paragraph" style:parent-style-name="Standard">
      <style:paragraph-properties fo:text-align="start" style:justify-single-word="false"/>
      <style:text-properties officeooo:paragraph-rsid="0012e81a"/>
    </style:style>
    <style:style style:name="T1" style:family="text">
      <style:text-properties fo:font-size="14pt" fo:font-style="normal" style:text-underline-style="none" fo:font-weight="normal" officeooo:rsid="00100303" style:font-size-asian="12.25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style:text-underline-style="none" fo:font-weight="normal" officeooo:rsid="00115d6a" style:font-size-asian="12.25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style:text-underline-style="none" fo:font-weight="bold" officeooo:rsid="00100303" style:font-size-asian="12.25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4pt" fo:font-style="italic" style:text-underline-style="none" fo:font-weight="normal" officeooo:rsid="001271aa" style:font-size-asian="12.25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font-style="italic" style:text-underline-style="none" fo:font-weight="normal" officeooo:rsid="0012e81a" style:font-size-asian="12.25pt" style:font-style-asian="italic" style:font-weight-asian="normal" style:font-size-complex="14pt" style:font-style-complex="italic" style:font-weight-complex="normal"/>
    </style:style>
    <style:style style:name="T6" style:family="text">
      <style:text-properties officeooo:rsid="00115d6a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fo:font-weight="normal" officeooo:rsid="0012e81a" style:font-style-asian="italic" style:font-weight-asian="normal" style:font-style-complex="italic" style:font-weight-complex="normal"/>
    </style:style>
    <style:style style:name="T10" style:family="text">
      <style:text-properties officeooo:rsid="0013d7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 1 : Le nom, le nombre</text:p>
      <text:p text:style-name="P1"/>
      <text:p text:style-name="P2">Il existe deux types de noms en anglais : </text:p>
      <text:p text:style-name="P3">- Les noms <text:span text:style-name="T6">d</text:span>énombrables<text:span text:style-name="T6">,</text:span> qu’on peut dénombrer<text:span text:style-name="T6">.</text:span></text:p>
      <text:p text:style-name="P10"><text:span text:style-name="T1">- Les noms</text:span><text:span text:style-name="T2"> </text:span><text:span text:style-name="T1">indénombrables, qu’on</text:span><text:span text:style-name="T2"> </text:span><text:span text:style-name="T1">ne peut pas dénombrer</text:span><text:span text:style-name="T2">.</text:span></text:p>
      <text:p text:style-name="P2"/>
      <text:p text:style-name="Horizontal_20_Line"/>
      <text:p text:style-name="P2"/>
      <text:p text:style-name="P2"><text:span text:style-name="T7">A) Dénombrables / indénombrables : translate</text:span> </text:p>
      <text:p text:style-name="P2"/>
      <text:p text:style-name="P4">1. Le référendum sur l’appartenance à l’Union Européenne a provoqué d’importants dégâts. </text:p>
      <text:p text:style-name="P6">The referendum about the EU membership caused important damage.</text:p>
      <text:p text:style-name="P4"/>
      <text:p text:style-name="P4">2. Heureusement il a payé des dommages et intérêts pour violation des droits de l’homme. </text:p>
      <text:p text:style-name="P6">Fortunately, he paid the damages for violating human rights.</text:p>
      <text:p text:style-name="P4"/>
      <text:p text:style-name="P4">3. Il a monté mes bagages à l’étage. </text:p>
      <text:p text:style-name="P6">He took my luggage upstairs.</text:p>
      <text:p text:style-name="P4"/>
      <text:p text:style-name="P4">4. Le conseil que vous m’avez donné s’est révélé très utile. Nous sommes parvenus à conclure un accord. </text:p>
      <text:p text:style-name="P11"><text:span text:style-name="T4">The piece of advice you gave me turned out to be very useful. We managed to get to an agreement.</text:span></text:p>
      <text:p text:style-name="P4"/>
      <text:p text:style-name="P4">5. Cette nouvelle est très rassurante. Ces nouvelles sont très rassurantes. </text:p>
      <text:p text:style-name="P11"><text:span text:style-name="T4">This piece of news is really reassuring. Th</text:span><text:span text:style-name="T5">is</text:span><text:span text:style-name="T4"> news </text:span><text:span text:style-name="T5">is</text:span><text:span text:style-name="T4"> really reassuring.</text:span></text:p>
      <text:p text:style-name="P4"/>
      <text:p text:style-name="P9"><text:span text:style-name="T3">6. Il a fini par trouver un travail dans une ambassade. </text:span></text:p>
      <text:p text:style-name="P12"><text:span text:style-name="T5">He managed to find a job in an embassy.</text:span></text:p>
      <text:p text:style-name="P4"/>
      <text:p text:style-name="P4">7. Elle a fait beaucoup de progrès. </text:p>
      <text:p text:style-name="P7">She made a lot of progress.</text:p>
      <text:p text:style-name="P4"/>
      <text:p text:style-name="P4">8. Ils te diront tout ce que tu veux savoir. Ils te donneront de nombreuses/deux informations. </text:p>
      <text:p text:style-name="P7">They will tell you everything you want to know. They will give you a lot of/ two pieces of information.</text:p>
      <text:p text:style-name="P4"/>
      <text:p text:style-name="P4">9. Ils dépensent beaucoup d’argent pour les voyages mais ce voyage était particulièrement cher. </text:p>
      <text:p text:style-name="P7">They spend a lot of money on trips but this trip was particularly expensive.</text:p>
      <text:p text:style-name="P4"/>
      <text:p text:style-name="P4"><text:soft-page-break/><text:span text:style-name="T8">B) Singulier / pluriel : translate</text:span> </text:p>
      <text:p text:style-name="P4"/>
      <text:p text:style-name="P4">1. Il lit le Guardian tous les jours. Il est très intéressé par la géopolitique. </text:p>
      <text:p text:style-name="P7">He reads 'The Guardian' each and every day. He's very interested by geopolitics.</text:p>
      <text:p text:style-name="P4"/>
      <text:p text:style-name="P4">2. L’économie n’a jamais été ma tasse de thé. Je préfère le droit international. </text:p>
      <text:p text:style-name="P7">Economy has never been my cup of tea. I prefer international rights.</text:p>
      <text:p text:style-name="P4"/>
      <text:p text:style-name="P4">3. Cette série télévisée est ma préférée. Je la regarde tous les soirs. </text:p>
      <text:p text:style-name="P7">This series is my favourite. I watch it every evening.</text:p>
      <text:p text:style-name="P4"/>
      <text:p text:style-name="P4">4. Malgré une importante concurrence, les États-Unis sont la première économie mondiale. </text:p>
      <text:p text:style-name="P7">Despite important concurrence, the US is the first world economy.</text:p>
      <text:p text:style-name="P4"/>
      <text:p text:style-name="P4">5. Le pantalon que tu m’as acheté est trop long. Ces deux shorts sont trop grands. </text:p>
      <text:p text:style-name="P7">The trousers you bought me are too long. These two shorts are too big.</text:p>
      <text:p text:style-name="P4"/>
      <text:p text:style-name="P5">6. Le gouvernement souhaite augmenter les impôts. Il pense que c’est nécessaire.</text:p>
      <text:p text:style-name="P5"><text:span text:style-name="T9">The government would like to raise the taxes. They think it's necessary.</text:span> </text:p>
      <text:p text:style-name="P4"/>
      <text:p text:style-name="P4">7. La police a désigné un porte-parole mais n’a pas encore fait de déclaration. </text:p>
      <text:p text:style-name="P7">The police has designated a spokesperson but hasn't made a declaration yet.</text:p>
      <text:p text:style-name="P4"/>
      <text:p text:style-name="P4">8. Les gens sont très sympathiques ici, en particulier les enfants. C’est un peuple très accueillant. </text:p>
      <text:p text:style-name="P7"><text:span text:style-name="T10">P</text:span>eople are very sympathetic her<text:span text:style-name="T10">e, especially kids.This is a very welcoming people.</text:span></text:p>
      <text:p text:style-name="P4"/>
      <text:p text:style-name="P4">9. Quand les voleurs ont été arrêtés, ils ont supplié les policiers de ne pas prévenir leur femme. </text:p>
      <text:p text:style-name="P8">When the thieves were arrested, they begged the police not to warn their wives.</text:p>
      <text:p text:style-name="P4"/>
      <text:p text:style-name="P4">10. Pour être embauché ici, il faut remplir tous les critères nécessaires. </text:p>
      <text:p text:style-name="P8">In order to be hired here, it is required to fulfil every necessary criteria.</text:p>
      <text:p text:style-name="P4"/>
      <text:p text:style-name="P4">11. Nous avons traversé de nombreuses crises mais cette crise est particulièrement violente.</text:p>
      <text:p text:style-name="P8">We went through a high number of crisis but this crisis is particularly violen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12:54:47.964945645</meta:creation-date>
    <meta:generator>LibreOffice/6.4.5.2$Linux_X86_64 LibreOffice_project/40$Build-2</meta:generator>
    <dc:date>2020-09-15T13:20:44.279041807</dc:date>
    <meta:editing-duration>PT15M16S</meta:editing-duration>
    <meta:editing-cycles>4</meta:editing-cycles>
    <meta:document-statistic meta:table-count="0" meta:image-count="0" meta:object-count="0" meta:page-count="2" meta:paragraph-count="46" meta:word-count="552" meta:character-count="3226" meta:non-whitespace-character-count="2698"/>
  </office:meta>
</office:document-meta>
</file>